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5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33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695cm"/>
    </style:style>
    <style:style style:name="co12" style:family="table-column">
      <style:table-column-properties fo:break-before="auto" style:column-width="3.253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3.156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776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3.575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3.962cm"/>
    </style:style>
    <style:style style:name="co21" style:family="table-column">
      <style:table-column-properties fo:break-before="auto" style:column-width="3.478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54cm"/>
    </style:style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3.896cm"/>
    </style:style>
    <style:style style:name="co26" style:family="table-column">
      <style:table-column-properties fo:break-before="auto" style:column-width="5.378cm"/>
    </style:style>
    <style:style style:name="co27" style:family="table-column">
      <style:table-column-properties fo:break-before="auto" style:column-width="4.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5c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2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Local Space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3" table:default-cell-style-name="Default"/>
        <table:table-column table:style-name="co1" table:default-cell-style-name="ce2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01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body_type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12" office:value-type="string" calcext:value-type="string">
            <text:p>d2_avg_dist_km</text:p>
          </table:table-cell>
          <table:table-cell table:style-name="ce12" office:value-type="string" calcext:value-type="string">
            <text:p>d2_min_dist_km</text:p>
          </table:table-cell>
          <table:table-cell table:style-name="ce12" office:value-type="string" calcext:value-type="string">
            <text:p>d2_max_dist_km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Agency Star Ship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style-name="ce2" office:value-type="float" office:value="350" calcext:value-type="float">
            <text:p>350</text:p>
          </table:table-cell>
          <table:table-cell table:style-name="ce2" table:formula="of:=[.I2]-([.I2]*0.35)" office:value-type="float" office:value="227.5" calcext:value-type="float">
            <text:p>228</text:p>
          </table:table-cell>
          <table:table-cell table:style-name="ce2" table:formula="of:=[.I2]+([.I2]*0.35)" office:value-type="float" office:value="472.5" calcext:value-type="float">
            <text:p>473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Gavor</text:p>
          </table:table-cell>
          <table:table-cell table:style-name="ce2" office:value-type="float" office:value="384000" calcext:value-type="float">
            <text:p>384,000</text:p>
          </table:table-cell>
          <table:table-cell table:style-name="ce2" table:formula="of:=[.I3]-([.I3]*0.0012)" office:value-type="float" office:value="383539.2" calcext:value-type="float">
            <text:p>383,539</text:p>
          </table:table-cell>
          <table:table-cell table:style-name="ce2" table:formula="of:=[.I3]+([.I3]*0.0012)" office:value-type="float" office:value="384460.8" calcext:value-type="float">
            <text:p>384,461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Faton</text:p>
          </table:table-cell>
          <table:table-cell table:style-name="ce2" office:value-type="float" office:value="149600000" calcext:value-type="float">
            <text:p>149,600,000</text:p>
          </table:table-cell>
          <table:table-cell table:style-name="ce2" table:formula="of:=[.I4]-([.I4]*0.0167)" office:value-type="float" office:value="147101680" calcext:value-type="float">
            <text:p>147,101,680</text:p>
          </table:table-cell>
          <table:table-cell table:style-name="ce2" table:formula="of:=[.I4]+([.I4]*0.0167)" office:value-type="float" office:value="152098320" calcext:value-type="float">
            <text:p>152,098,320</text:p>
          </table:table-cell>
          <table:table-cell/>
          <table:table-cell office:value-type="string" calcext:value-type="string">
            <text:p>revolves around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distance from / to</text:p>
          </table:table-cell>
          <table:table-cell office:value-type="string" calcext:value-type="string">
            <text:p>Sella</text:p>
          </table:table-cell>
          <table:table-cell office:value-type="string" calcext:value-type="string">
            <text:p>Gavor</text:p>
          </table:table-cell>
          <table:table-cell table:style-name="ce2" office:value-type="float" office:value="326000" calcext:value-type="float">
            <text:p>326,000</text:p>
          </table:table-cell>
          <table:table-cell table:style-name="ce2" table:formula="of:=[.I5]-([.I5]*0.0012)" office:value-type="float" office:value="325608.8" calcext:value-type="float">
            <text:p>325,609</text:p>
          </table:table-cell>
          <table:table-cell table:style-name="ce2" table:formula="of:=[.I5]+([.I5]*0.0012)" office:value-type="float" office:value="326391.2" calcext:value-type="float">
            <text:p>326,391</text:p>
          </table:table-cell>
          <table:table-cell/>
          <table:table-cell office:value-type="string" calcext:value-type="string">
            <text:p>synchronously orbits</text:p>
          </table:table-cell>
          <table:table-cell office:value-type="string" calcext:value-type="string">
            <text:p>ASS Visitor</text:p>
          </table:table-cell>
          <table:table-cell office:value-type="string" calcext:value-type="string">
            <text:p>Endor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eavenly body</text:p>
          </table:table-cell>
          <table:table-cell office:value-type="string" calcext:value-type="string">
            <text:p>Faton</text:p>
          </table:table-cell>
          <table:table-cell office:value-type="string" calcext:value-type="string">
            <text:p>sun</text:p>
          </table:table-cell>
          <table:table-cell table:number-columns-repeated="1012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number-columns-repeated="4"/>
          <table:table-cell table:style-name="ce12"/>
          <table:table-cell table:style-name="ce18" table:number-columns-repeated="6"/>
          <table:table-cell table:number-columns-repeated="4"/>
          <table:table-cell table:style-name="ce18" table:number-columns-repeated="1001"/>
        </table:table-row>
        <table:table-row table:style-name="ro1" table:number-rows-repeated="6">
          <table:table-cell table:number-columns-repeated="1016"/>
        </table:table-row>
        <table:table-row table:style-name="ro1">
          <table:table-cell table:number-columns-repeated="13"/>
          <table:table-cell table:style-name="ce18"/>
          <table:table-cell table:number-columns-repeated="1002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Gavor" table:style-name="ta1">
        <table:table-column table:style-name="co1" table:default-cell-style-name="ce11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ce13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" table:default-cell-style-name="ce23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01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Greenstrand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Pentacros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Brico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ricot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Lura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rabar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Mudhoo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hook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Rikond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kondo</text:p>
          </table:table-cell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sterlorn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sland group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large island</text:p>
          </table:table-cell>
          <table:table-cell table:style-name="ce1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Abunda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enstrand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Geller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entacross</text:p>
          </table:table-cell>
          <table:table-cell office:value-type="string" calcext:value-type="string">
            <text:p>large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Ko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Lujah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avor</text:p>
          </table:table-cell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Mudw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Firelands</text:p>
          </table:table-cell>
          <table:table-cell office:value-type="string" calcext:value-type="string">
            <text:p>Ustado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Demo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Faro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Haze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Iv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Lamm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Ony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Tydfu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b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ak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f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bund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Ursam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Demona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Wing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small island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Remari</text:p>
          </table:table-cell>
          <table:table-cell office:value-type="string" calcext:value-type="string">
            <text:p>Yerix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ellert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zek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or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mm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ujah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udwe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Ony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ydfu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bal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fon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rsamar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Ustadola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Yerix</text:p>
          </table:table-cell>
          <table:table-cell office:value-type="string" calcext:value-type="string">
            <text:p>small island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Havorra</text:p>
          </table:table-cell>
          <table:table-cell office:value-type="string" calcext:value-type="string">
            <text:p>world ocean</text:p>
          </table:table-cell>
          <table:table-cell table:number-columns-repeated="1009"/>
        </table:table-row>
        <table:table-row table:style-name="ro1" table:number-rows-repeated="1048530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Lurabar" table:style-name="ta1">
        <table:table-column table:style-name="co1" table:default-cell-style-name="ce11"/>
        <table:table-column table:style-name="co2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" table:default-cell-style-name="ce13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anz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Krbshna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gh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lyusha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omikol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unkinotto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skantino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sshewen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B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bay</text:p>
          </table:table-cell>
          <table:table-cell table:number-columns-repeated="2"/>
          <table:table-cell office:value-type="string" calcext:value-type="string">
            <text:p>feeds from / into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Pavan Gorg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canal</text:p>
          </table:table-cell>
          <table:table-cell/>
          <table:table-cell table:style-name="ce12"/>
          <table:table-cell office:value-type="string" calcext:value-type="string">
            <text:p>feeds from / into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ocking Falls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cana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unkino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Nottono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Ilyushan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Pavan Gorge</text:p>
          </table:table-cell>
          <table:table-cell office:value-type="string" calcext:value-type="string">
            <text:p>river</text:p>
          </table:table-cell>
          <table:table-cell table:number-columns-repeated="7"/>
          <table:table-cell table:style-name="ce1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riv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sea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Sallos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Rocking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Eelani Hills</text:p>
          </table:table-cell>
          <table:table-cell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abhakol Falls</text:p>
          </table:table-cell>
          <table:table-cell office:value-type="string" calcext:value-type="string">
            <text:p>waterfall</text:p>
          </table:table-cell>
          <table:table-cell table:number-columns-repeated="1010"/>
        </table:table-row>
        <table:table-row table:style-name="ro1" table:number-rows-repeated="1048547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askantinon" table:style-name="ta1">
        <table:table-column table:style-name="co1" table:default-cell-style-name="ce11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" table:default-cell-style-name="ce13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l Marsh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uter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outhern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Borda Lak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eir 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Arql Se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 Federation</text:p>
          </table:table-cell>
          <table:table-cell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he Heliopticon</text:p>
          </table:table-cell>
          <table:table-cell/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Bye Nye Waterw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Forest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Great Bar Can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Forest of Tall Trees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feeds into / from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Great Lake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Jookal Forest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Helioptic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abloo Forest</text:p>
          </table:table-cell>
          <table:table-cell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Borded Federati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The Barbakal</text:p>
          </table:table-cell>
          <table:table-cell office:value-type="string" calcext:value-type="string">
            <text:p>forest</text:p>
          </table:table-cell>
          <table:table-cell/>
          <table:table-cell table:style-name="ce1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ahila Lands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Oute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outhern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Marshes</text:p>
          </table:table-cell>
          <table:table-cell office:value-type="string" calcext:value-type="string">
            <text:p>marshlan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ir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Mount Eelan</text:p>
          </table:table-cell>
          <table:table-cell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anze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Pav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y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River Sett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The Great Ring Road</text:p>
          </table:table-cell>
          <table:table-cell office:value-type="string" calcext:value-type="string">
            <text:p>road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Arql Sea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Sallo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Nottono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The Great Ring Roa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Ilyush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omi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 / is bordered by</text:p>
          </table:table-cell>
          <table:table-cell office:value-type="string" calcext:value-type="string">
            <text:p>Saskantinon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feeds into / from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feeds into / from</text:p>
          </table:table-cell>
          <table:table-cell office:value-type="string" calcext:value-type="string">
            <text:p>Lake Mabhal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 table:number-rows-repeated="104854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The Heliopticon" table:style-name="ta1">
        <table:table-column table:style-name="co1" table:default-cell-style-name="ce11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" table:default-cell-style-name="ce13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ower of Faton</text:p>
          </table:table-cell>
          <table:table-cell/>
          <table:table-cell office:value-type="string" calcext:value-type="string">
            <text:p>bank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Fatonar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Holly Temple</text:p>
          </table:table-cell>
          <table:table-cell/>
          <table:table-cell office:value-type="string" calcext:value-type="string">
            <text:p>school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atonigol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infaweshw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Fortress of Fire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ghilamak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ldún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Vollapara</text:p>
          </table:table-cell>
          <table:table-cell/>
          <table:table-cell office:value-type="string" calcext:value-type="string">
            <text:p>camp</text:p>
          </table:table-cell>
          <table:table-cell table:style-name="ce12"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Rutonijal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 Woo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ibar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k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or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onija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Tabloonque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otriz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abloonqu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shquahoe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Bord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ig Tre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Fortress of Fir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a Woods</text:p>
          </table:table-cell>
          <table:table-cell office:value-type="string" calcext:value-type="string">
            <text:p>Helioh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ytoo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Ingar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Rocking Fall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ádika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Ingar</text:p>
          </table:table-cell>
          <table:table-cell office:value-type="string" calcext:value-type="string">
            <text:p>Great Holly Templ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eliohla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Fatonara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ngar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Jivákala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ivákala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ivákala</text:p>
          </table:table-cell>
          <table:table-cell office:value-type="string" calcext:value-type="string">
            <text:p>Vollapar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Juuj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ookal Fores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haliro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Juuj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Jooka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ixr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Finfaweshw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Pavanarun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Qur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Mixr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tónik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Norgyte</text:p>
          </table:table-cell>
          <table:table-cell office:value-type="string" calcext:value-type="string">
            <text:p>Norgldú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tanb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Pavanarune</text:p>
          </table:table-cell>
          <table:table-cell office:value-type="string" calcext:value-type="string">
            <text:p>Pavanarune Too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ungyte To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Rutonijal</text:p>
          </table:table-cell>
          <table:table-cell office:value-type="string" calcext:value-type="string">
            <text:p>Rutónik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wo Trees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Big Tre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Forest of Tall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Hádik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otriza</text:p>
          </table:table-cell>
          <table:table-cell office:value-type="string" calcext:value-type="string">
            <text:p>Two Tree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Khaliro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Qur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</text:p>
          </table:table-cell>
          <table:table-cell office:value-type="string" calcext:value-type="string">
            <text:p>Sungyte To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ungyte Toon</text:p>
          </table:table-cell>
          <table:table-cell office:value-type="string" calcext:value-type="string">
            <text:p>Tower of Fa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eshquahoe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Brytoo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Fatonig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Kaghilamak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Stanb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abloonque</text:p>
          </table:table-cell>
          <table:table-cell office:value-type="string" calcext:value-type="string">
            <text:p>Tabloo Fores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The Heliopticon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Pavan Bay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ocking River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0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Borded Federation" table:style-name="ta1">
        <table:table-column table:style-name="co1" table:default-cell-style-name="ce11"/>
        <table:table-column table:style-name="co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" table:default-cell-style-name="ce13"/>
        <table:table-column table:style-name="co1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Great Tower of Mabhakol</text:p>
          </table:table-cell>
          <table:table-cell/>
          <table:table-cell office:value-type="string" calcext:value-type="string">
            <text:p>government seat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Camp Borda</text:p>
          </table:table-cell>
          <table:table-cell/>
          <table:table-cell office:value-type="string" calcext:value-type="string">
            <text:p>military bas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iganalupán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Oknott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lof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eet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orded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Eelan Tow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Jivákal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abhakol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2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Oknott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ungyt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Borded Federatio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 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Eelani Hills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Eelan</text:p>
          </table:table-cell>
          <table:table-cell office:value-type="string" calcext:value-type="string">
            <text:p>Mount 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Bee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Liganalupán</text:p>
          </table:table-cell>
          <table:table-cell office:value-type="string" calcext:value-type="string">
            <text:p>Camp Borda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abhakol</text:p>
          </table:table-cell>
          <table:table-cell office:value-type="string" calcext:value-type="string">
            <text:p>Great Tower of 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Lake Mabh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Oknott</text:p>
          </table:table-cell>
          <table:table-cell office:value-type="string" calcext:value-type="string">
            <text:p>Mabhakol Fa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Borded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lofol</text:p>
          </table:table-cell>
          <table:table-cell office:value-type="string" calcext:value-type="string">
            <text:p>Sallos Hill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Lake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orda River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Pavan</text:p>
          </table:table-cell>
          <table:table-cell office:value-type="string" calcext:value-type="string">
            <text:p>Sallofol</text:p>
          </table:table-cell>
          <table:table-cell table:number-columns-repeated="1005"/>
        </table:table-row>
        <table:table-row table:style-name="ro1" table:number-rows-repeated="104853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Kahila Lands" table:style-name="ta1">
        <table:table-column table:style-name="co1" table:default-cell-style-name="ce11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" table:default-cell-style-name="ce13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kol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The Barba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Iyaghold</text:p>
          </table:table-cell>
          <table:table-cell/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Tabloonqu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ahilabequa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rok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Rutonij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borders</text:p>
          </table:table-cell>
          <table:table-cell office:value-type="string" calcext:value-type="string">
            <text:p>Kahilakol</text:p>
          </table:table-cell>
          <table:table-cell office:value-type="string" calcext:value-type="string">
            <text:p>Kahila Strip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Brokilly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2"/>
          <table:table-cell office:value-type="string" calcext:value-type="string">
            <text:p>contains / is contained in</text:p>
          </table:table-cell>
          <table:table-cell office:value-type="string" calcext:value-type="string">
            <text:p>Kahilabequa</text:p>
          </table:table-cell>
          <table:table-cell office:value-type="string" calcext:value-type="string">
            <text:p>Iyaghold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 table:number-rows-repeated="5">
          <table:table-cell table:number-columns-repeated="1014"/>
        </table:table-row>
        <table:table-row table:style-name="ro1">
          <table:table-cell table:number-columns-repeated="11"/>
          <table:table-cell table:style-name="ce18"/>
          <table:table-cell table:number-columns-repeated="1002"/>
        </table:table-row>
        <table:table-row table:style-name="ro1" table:number-rows-repeated="1048556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Outer Lands" table:style-name="ta1">
        <table:table-column table:style-name="co1" table:default-cell-style-name="ce11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8" table:default-cell-style-name="Default"/>
        <table:table-column table:style-name="co5" table:default-cell-style-name="ce13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The Night Hall</text:p>
          </table:table-cell>
          <table:table-cell/>
          <table:table-cell office:value-type="string" calcext:value-type="string">
            <text:p>government seat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Ar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balbesq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Nye Lands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unes of Bye</text:p>
          </table:table-cell>
          <table:table-cell/>
          <table:table-cell office:value-type="string" calcext:value-type="string">
            <text:p>province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rbshnana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Juuka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mari Islands</text:p>
          </table:table-cell>
          <table:table-cell/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qton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Kahilakol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yenung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Morilly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laron</text:p>
          </table:table-cell>
          <table:table-cell/>
          <table:table-cell office:value-type="string" calcext:value-type="string">
            <text:p>town</text:p>
          </table:table-cell>
          <table:table-cell table:style-name="ce12"/>
          <table:table-cell office:value-type="string" calcext:value-type="string">
            <text:p>borders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abloonque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Wye</text:p>
          </table:table-cell>
          <table:table-cell/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Arql Marshe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hantytown</text:p>
          </table:table-cell>
          <table:table-cell/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Barqt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Arq</text:p>
          </table:table-cell>
          <table:table-cell office:value-type="string" calcext:value-type="string">
            <text:p>Shantytow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Morilly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Mobalbesq</text:p>
          </table:table-cell>
          <table:table-cell office:value-type="string" calcext:value-type="string">
            <text:p>Selaron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Nye Lands</text:p>
          </table:table-cell>
          <table:table-cell office:value-type="string" calcext:value-type="string">
            <text:p>W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Byenung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contains / is contained in</text:p>
          </table:table-cell>
          <table:table-cell office:value-type="string" calcext:value-type="string">
            <text:p>Runes of Bye</text:p>
          </table:table-cell>
          <table:table-cell office:value-type="string" calcext:value-type="string">
            <text:p>The Night Hall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Arql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Bye Nye Waterway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Great Lake of Bye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Krbsh Se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Mobalbesq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Nye Lands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 table:number-rows-repeated="1048541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outhern Lands" table:style-name="ta1">
        <table:table-column table:style-name="co1" table:default-cell-style-name="ce11"/>
        <table:table-column table:style-name="co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5" table:default-cell-style-name="ce13"/>
        <table:table-column table:style-name="co13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0" office:value-type="string" calcext:value-type="string">
            <text:p>n_cultura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Star Gazers Academy</text:p>
          </table:table-cell>
          <table:table-cell table:number-columns-repeated="2"/>
          <table:table-cell office:value-type="string" calcext:value-type="string">
            <text:p>school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Arq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arann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ettarun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 Community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Barb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Kahilabequa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Kur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Runes of Bye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Terpinol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catterling</text:p>
          </table:table-cell>
          <table:table-cell/>
          <table:table-cell office:value-type="string" calcext:value-type="string">
            <text:p>village</text:p>
          </table:table-cell>
          <table:table-cell table:number-columns-repeated="2"/>
          <table:table-cell office:value-type="string" calcext:value-type="string">
            <text:p>contains / is contained in</text:p>
          </table:table-cell>
          <table:table-cell office:value-type="string" calcext:value-type="string">
            <text:p>Barbaranna</text:p>
          </table:table-cell>
          <table:table-cell office:value-type="string" calcext:value-type="string">
            <text:p>Kur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ettarun</text:p>
          </table:table-cell>
          <table:table-cell office:value-type="string" calcext:value-type="string">
            <text:p>Barbol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</text:p>
          </table:table-cell>
          <table:table-cell office:value-type="string" calcext:value-type="string">
            <text:p>Star Gazers Academy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/>
          <table:table-cell office:value-type="string" calcext:value-type="string">
            <text:p>contains / is contained in</text:p>
          </table:table-cell>
          <table:table-cell office:value-type="string" calcext:value-type="string">
            <text:p>Terpinol Community</text:p>
          </table:table-cell>
          <table:table-cell office:value-type="string" calcext:value-type="string">
            <text:p>Scatterling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Aran Sea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Bay of Bar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Great Bar Cana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8"/>
          <table:table-cell table:number-columns-repeated="1002"/>
        </table:table-row>
        <table:table-row table:style-name="ro1" table:number-rows-repeated="104855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Weir Lands" table:style-name="ta1">
        <table:table-column table:style-name="co1" table:default-cell-style-name="ce11"/>
        <table:table-column table:style-name="co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5" table:default-cell-style-name="ce13"/>
        <table:table-column table:style-name="co13" table:number-columns-repeated="2" table:default-cell-style-name="Default"/>
        <table:table-column table:style-name="co27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0" office:value-type="string" calcext:value-type="string">
            <text:p>n_cultura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/>
          <table:table-cell office:value-type="string" calcext:value-type="string">
            <text:p>Cultural</text:p>
          </table:table-cell>
          <table:table-cell office:value-type="string" calcext:value-type="string">
            <text:p>Mistral Tower</text:p>
          </table:table-cell>
          <table:table-cell table:number-columns-repeated="2"/>
          <table:table-cell office:value-type="string" calcext:value-type="string">
            <text:p>government seat</text:p>
          </table:table-cell>
          <table:table-cell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Realm of the Empafarasi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Krunkinott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Salessalaga</text:p>
          </table:table-cell>
          <table:table-cell/>
          <table:table-cell office:value-type="string" calcext:value-type="string">
            <text:p>province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High Weir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Borda Woods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-political</text:p>
          </table:table-cell>
          <table:table-cell office:value-type="string" calcext:value-type="string">
            <text:p>Low Weir</text:p>
          </table:table-cell>
          <table:table-cell/>
          <table:table-cell office:value-type="string" calcext:value-type="string">
            <text:p>town</text:p>
          </table:table-cell>
          <table:table-cell table:number-columns-repeated="2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Eela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office:value-type="string" calcext:value-type="string">
            <text:p>Mount Freedom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office:value-type="string" calcext:value-type="string">
            <text:p>Mount Harvest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borders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Geographic</text:p>
          </table:table-cell>
          <table:table-cell office:value-type="string" calcext:value-type="string">
            <text:p>Mount Hgar</text:p>
          </table:table-cell>
          <table:table-cell office:value-type="string" calcext:value-type="string">
            <text:p>mountain</text:p>
          </table:table-cell>
          <table:table-cell table:number-columns-repeated="3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High Wei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istral Towe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Realm of the Empafarasi</text:p>
          </table:table-cell>
          <table:table-cell office:value-type="string" calcext:value-type="string">
            <text:p>Mount Hgar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Low Weir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Freedom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Salessalaga</text:p>
          </table:table-cell>
          <table:table-cell office:value-type="string" calcext:value-type="string">
            <text:p>Mount Harvest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contains / is contained in</text:p>
          </table:table-cell>
          <table:table-cell office:value-type="string" calcext:value-type="string">
            <text:p>Weir Lands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Eelian River</text:p>
          </table:table-cell>
          <table:table-cell office:value-type="string" calcext:value-type="string">
            <text:p>Realm of the Empafarasi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shoreline</text:p>
          </table:table-cell>
          <table:table-cell office:value-type="string" calcext:value-type="string">
            <text:p>River Setta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18"/>
          <table:table-cell table:number-columns-repeated="1002"/>
        </table:table-row>
        <table:table-row table:style-name="ro1" table:number-rows-repeated="1048556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Border Lands" table:style-name="ta1">
        <table:table-column table:style-name="co1" table:default-cell-style-name="ce11"/>
        <table:table-column table:style-name="co2" table:default-cell-style-name="Default"/>
        <table:table-column table:style-name="co2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5" table:default-cell-style-name="ce13"/>
        <table:table-column table:style-name="co13" table:number-columns-repeated="2" table:default-cell-style-name="Default"/>
        <table:table-column table:style-name="co24" table:default-cell-style-name="Default"/>
        <table:table-column table:style-name="co1" table:default-cell-style-name="ce23"/>
        <table:table-column table:style-name="co9" table:default-cell-style-name="Default"/>
        <table:table-column table:style-name="co3" table:number-columns-repeated="1003" table:default-cell-style-name="Default"/>
        <table:table-row table:style-name="ro1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n_label</text:p>
          </table:table-cell>
          <table:table-cell table:style-name="ce10" office:value-type="string" calcext:value-type="string">
            <text:p>n_name</text:p>
          </table:table-cell>
          <table:table-cell table:style-name="ce10" office:value-type="string" calcext:value-type="string">
            <text:p>n_geo_ty</text:p>
          </table:table-cell>
          <table:table-cell table:style-name="ce10" office:value-type="string" calcext:value-type="string">
            <text:p>n_geo_pol_ty</text:p>
          </table:table-cell>
          <table:table-cell table:style-name="ce10" office:value-type="string" calcext:value-type="string">
            <text:p>n_cultural_ty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2_label</text:p>
          </table:table-cell>
          <table:table-cell table:style-name="ce12" office:value-type="string" calcext:value-type="string">
            <text:p>d2_node_from</text:p>
          </table:table-cell>
          <table:table-cell table:style-name="ce12" office:value-type="string" calcext:value-type="string">
            <text:p>d2_node_to</text:p>
          </table:table-cell>
          <table:table-cell table:style-name="ce22" office:value-type="string" calcext:value-type="string">
            <text:p>D1</text:p>
          </table:table-cell>
          <table:table-cell table:style-name="ce22" office:value-type="string" calcext:value-type="string">
            <text:p>d1_label</text:p>
          </table:table-cell>
          <table:table-cell table:style-name="ce22" office:value-type="string" calcext:value-type="string">
            <text:p>d1_node_from</text:p>
          </table:table-cell>
          <table:table-cell table:style-name="ce22" office:value-type="string" calcext:value-type="string">
            <text:p>d1_node_to</text:p>
          </table:table-cell>
          <table:table-cell table:style-name="ce18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alessalag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Settaru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Aranzen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Forgh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Eiba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Forgh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Pavanarune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2"/>
          <table:table-cell office:value-type="string" calcext:value-type="string">
            <text:p>borders</text:p>
          </table:table-cell>
          <table:table-cell office:value-type="string" calcext:value-type="string">
            <text:p>Ilyushan</text:p>
          </table:table-cell>
          <table:table-cell office:value-type="string" calcext:value-type="string">
            <text:p>Wesshewen</text:p>
          </table:table-cell>
          <table:table-cell table:number-columns-repeated="4"/>
          <table:table-cell table:style-name="ce18"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Aran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rbarann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Bay of Bar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omikol</text:p>
          </table:table-cell>
          <table:table-cell office:value-type="string" calcext:value-type="string">
            <text:p>Terpinol Community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Realm of the Empafarasi</text:p>
          </table:table-cell>
          <table:table-cell table:number-columns-repeated="2"/>
          <table:table-cell table:style-name="ce18"/>
          <table:table-cell table:number-columns-repeated="1002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Krunkinotto</text:p>
          </table:table-cell>
          <table:table-cell office:value-type="string" calcext:value-type="string">
            <text:p>Wesshewe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Remari Islands</text:p>
          </table:table-cell>
          <table:table-cell office:value-type="string" calcext:value-type="string">
            <text:p>Krbsh Sea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Liganalupán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Norgyte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Oknott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 calcext:value-type="string">
            <text:p>borders</text:p>
          </table:table-cell>
          <table:table-cell office:value-type="string" calcext:value-type="string">
            <text:p>Wesshewen</text:p>
          </table:table-cell>
          <table:table-cell office:value-type="string" calcext:value-type="string">
            <text:p>Salotriza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'Local Space'.F2:'Local Space'.K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Gavor.B2:Gavor.D4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2" table:target-range-address="Lurabar.G2:Lurabar.I1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Saskantinon.B2:Saskantinon.E19" table:contains-header="false">
          <table:sort>
            <table:sort-by table:field-number="0" table:data-type="automatic"/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4" table:target-range-address="'The Heliopticon'.G2:'The Heliopticon'.I74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'Borded Federation'.G2:'Borded Federation'.I3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'Kahila Lands'.G3:'Kahila Lands'.I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7" table:target-range-address="'Outer Lands'.G2:'Outer Lands'.I3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8" table:target-range-address="'Southern Lands'.H2:'Southern Lands'.J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9" table:target-range-address="'Weir Lands'.H2:'Weir Lands'.J18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'Border Lands'.H2:'Border Lands'.J2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00-00-00</text:date>, <text:time style:data-style-name="N2" text:time-value="20:16:45.437832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8:24:24.592590736</meta:creation-date>
    <dc:date>2022-05-30T20:18:38.905089755</dc:date>
    <meta:editing-duration>P1DT53M28S</meta:editing-duration>
    <meta:editing-cycles>196</meta:editing-cycles>
    <meta:generator>LibreOffice/7.3.3.2$Linux_X86_64 LibreOffice_project/30$Build-2</meta:generator>
    <meta:document-statistic meta:table-count="11" meta:cell-count="1548" meta:object-count="0"/>
  </office:meta>
</office:document-meta>
</file>